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e6" style:family="table-cell" style:parent-style-name="Default" style:data-style-name="N3">
      <style:table-cell-properties fo:border="thin solid #000000"/>
      <style:text-properties fo:font-size="12pt" style:font-size-asian="12pt" style:font-size-complex="12pt"/>
    </style:style>
    <style:style style:name="ce7" style:family="table-cell" style:parent-style-name="Default" style:data-style-name="N4">
      <style:table-cell-properties fo:border="thin solid #000000"/>
      <style:text-properties fo:font-size="12pt" style:font-size-asian="12pt" style:font-size-complex="12pt"/>
    </style:style>
    <style:style style:name="ce8" style:family="table-cell" style:parent-style-name="Default" style:data-style-name="N3">
      <style:table-cell-properties fo:border="thin solid #000000" fo:background-color="#D9D9D9"/>
      <style:text-properties fo:font-size="12pt" style:font-size-asian="12pt" style:font-size-complex="12pt"/>
    </style:style>
    <style:style style:name="ce9" style:family="table-cell" style:parent-style-name="Default" style:data-style-name="N4">
      <style:table-cell-properties fo:border="thin solid #000000" fo:background-color="#D9D9D9"/>
      <style:text-properties fo:font-size="12pt" style:font-size-asian="12pt" style:font-size-complex="12pt"/>
    </style:style>
    <style:style style:name="ce10" style:family="table-cell" style:parent-style-name="Default" style:data-style-name="N36">
      <style:table-cell-properties fo:border="thin solid #000000"/>
      <style:text-properties fo:font-size="12pt" style:font-size-asian="12pt" style:font-size-complex="12pt"/>
    </style:style>
    <style:style style:name="ce11" style:family="table-cell" style:parent-style-name="Default" style:data-style-name="N36">
      <style:table-cell-properties fo:border="thin solid #000000" fo:background-color="#D9D9D9"/>
      <style:text-properties fo:font-size="12pt" style:font-size-asian="12pt" style:font-size-complex="12pt"/>
    </style:style>
    <style:style style:name="ce12" style:family="table-cell" style:parent-style-name="Default" style:data-style-name="N36">
      <style:table-cell-properties fo:border-top="thin solid #000000" fo:border-bottom="thin solid #000000" fo:border-left="thin solid #000000" fo:border-right="none" fo:background-color="#D9D9D9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fo:border="thin solid #000000" style:vertical-align="automatic" fo:wrap-option="wrap"/>
      <style:text-properties fo:font-size="9pt" style:font-size-asian="9pt" style:font-size-complex="9pt"/>
    </style:style>
    <style:style style:name="ce14" style:family="table-cell" style:parent-style-name="Default" style:data-style-name="N0">
      <style:text-properties fo:font-size="12pt" style:font-size-asian="12pt" style:font-size-complex="12pt"/>
    </style:style>
    <style:style style:name="ce15" style:family="table-cell" style:parent-style-name="Default" style:data-style-name="N37">
      <style:text-properties fo:font-size="12pt" style:font-size-asian="12pt" style:font-size-complex="12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1447619047619cm"/>
    </style:style>
    <style:style style:name="co3" style:family="table-column">
      <style:table-column-properties fo:break-before="auto" style:column-width="10.492619047619cm"/>
    </style:style>
    <style:style style:name="co4" style:family="table-column">
      <style:table-column-properties fo:break-before="auto" style:column-width="8.46666666666667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3.35642857142857cm"/>
    </style:style>
    <style:style style:name="co7" style:family="table-column">
      <style:table-column-properties fo:break-before="auto" style:column-width="5.1102380952381cm"/>
    </style:style>
    <style:style style:name="ro1" style:family="table-row">
      <style:table-row-properties style:row-height="130.5pt" style:use-optimal-row-height="false" fo:break-before="auto"/>
    </style:style>
    <style:style style:name="ro2" style:family="table-row">
      <style:table-row-properties style:row-height="93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decimal-number() and cell-content-is-between(0,[.F2])" table:base-cell-address="Data_Sheet.G2">
          <table:help-message table:display="true"/>
          <table:error-message table:display="true"/>
        </table:content-validation>
        <table:content-validation table:name="val2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3" table:condition="of:cell-content-is-decimal-number() and cell-content-is-between(0,[.W2])" table:base-cell-address="Data_Sheet.Y2">
          <table:help-message table:display="true"/>
          <table:error-message table:display="true"/>
        </table:content-validation>
        <table:content-validation table:name="val4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5" table:condition="of:cell-content-is-decimal-number() and cell-content-is-between(-9999999999999,9999999999999)">
          <table:help-message table:display="true"/>
          <table:error-message table:display="true"/>
        </table:content-validation>
      </table:content-validations>
      <table:table table:name="Data_Sheet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number-columns-repeated="36" table:default-cell-style-name="ce14"/>
        <table:table-column table:style-name="co7" table:default-cell-style-name="ce14"/>
        <table:table-column table:style-name="co1" table:number-columns-repeated="16342" table:default-cell-style-name="ce14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Organisation name</text:p>
          </table:table-cell>
          <table:table-cell office:value-type="string" table:style-name="ce2">
            <text:p>Organisation type</text:p>
          </table:table-cell>
          <table:table-cell office:value-type="string" table:style-name="ce2">
            <text:p>Main, parent or sponsoring department:</text:p>
          </table:table-cell>
          <table:table-cell office:value-type="string" table:style-name="ce2">
            <text:p>Payroll staff;</text:p>
            <text:p>AO/AA;</text:p>
            <text:p>Headcount</text:p>
          </table:table-cell>
          <table:table-cell office:value-type="string" table:style-name="ce2">
            <text:p>Payroll staff;</text:p>
            <text:p>AO/AA;</text:p>
            <text:p>Full-time equivalent</text:p>
          </table:table-cell>
          <table:table-cell office:value-type="string" table:style-name="ce2">
            <text:p>Payroll staff;</text:p>
            <text:p>EO;</text:p>
            <text:p>Headcount</text:p>
          </table:table-cell>
          <table:table-cell office:value-type="string" table:style-name="ce2">
            <text:p>Payroll staff;</text:p>
            <text:p>EO;</text:p>
            <text:p>Full-time equivalent</text:p>
          </table:table-cell>
          <table:table-cell office:value-type="string" table:style-name="ce2">
            <text:p>Payroll staff;</text:p>
            <text:p>SEO/HEO;</text:p>
            <text:p>Headcount</text:p>
          </table:table-cell>
          <table:table-cell office:value-type="string" table:style-name="ce2">
            <text:p>Payroll staff;</text:p>
            <text:p>SEO/HEO;</text:p>
            <text:p>Full-time equivalent</text:p>
          </table:table-cell>
          <table:table-cell office:value-type="string" table:style-name="ce2">
            <text:p>Payroll staff;</text:p>
            <text:p>Grade 6/7;</text:p>
            <text:p>Headcount</text:p>
          </table:table-cell>
          <table:table-cell office:value-type="string" table:style-name="ce2">
            <text:p>Payroll staff;</text:p>
            <text:p>Grade 6/7;</text:p>
            <text:p>Full-time equivalent</text:p>
          </table:table-cell>
          <table:table-cell office:value-type="string" table:style-name="ce2">
            <text:p>Payroll staff;</text:p>
            <text:p>SCS;</text:p>
            <text:p>Headcount</text:p>
          </table:table-cell>
          <table:table-cell office:value-type="string" table:style-name="ce2">
            <text:p>Payroll staff;</text:p>
            <text:p>SCS;</text:p>
            <text:p>Full-time equivalent</text:p>
          </table:table-cell>
          <table:table-cell office:value-type="string" table:style-name="ce2">
            <text:p>Payroll staff;</text:p>
            <text:p>Other, unknown, unspecified;</text:p>
            <text:p>Headcount</text:p>
          </table:table-cell>
          <table:table-cell office:value-type="string" table:style-name="ce2">
            <text:p>Payroll staff;</text:p>
            <text:p>Other, unknown, unspecified;</text:p>
            <text:p>Full-time equivalent</text:p>
          </table:table-cell>
          <table:table-cell office:value-type="string" table:style-name="ce2">
            <text:p>Payroll staff;</text:p>
            <text:p>Total;</text:p>
            <text:p>Headcount</text:p>
          </table:table-cell>
          <table:table-cell office:value-type="string" table:style-name="ce2">
            <text:p>Payroll staff;</text:p>
            <text:p>Total;</text:p>
            <text:p>Full-time equivalent</text:p>
          </table:table-cell>
          <table:table-cell office:value-type="string" table:style-name="ce2">
            <text:p>Non-payroll staff;</text:p>
            <text:p>Admin and Clerical;</text:p>
            <text:p>Headcount</text:p>
          </table:table-cell>
          <table:table-cell office:value-type="string" table:style-name="ce2">
            <text:p>Non-payroll staff;</text:p>
            <text:p>Admin and Clerical;</text:p>
            <text:p>Full-time equivalent</text:p>
          </table:table-cell>
          <table:table-cell office:value-type="string" table:style-name="ce2">
            <text:p>Non-payroll staff;</text:p>
            <text:p>Interim Managers &amp; Specialist Contractors &amp; Medical;</text:p>
            <text:p>Headcount</text:p>
          </table:table-cell>
          <table:table-cell office:value-type="string" table:style-name="ce2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style-name="ce2">
            <text:p>Non-payroll staff;</text:p>
            <text:p>Other Contingent labour;</text:p>
            <text:p>Headcount</text:p>
          </table:table-cell>
          <table:table-cell office:value-type="string" table:style-name="ce2">
            <text:p>Non-payroll staff;</text:p>
            <text:p>Other Contingent labour;</text:p>
            <text:p>Full-time equivalent</text:p>
          </table:table-cell>
          <table:table-cell office:value-type="string" table:style-name="ce2">
            <text:p>Non-payroll staff;</text:p>
            <text:p>Total Contingent labour:</text:p>
            <text:p>Headcount</text:p>
          </table:table-cell>
          <table:table-cell office:value-type="string" table:style-name="ce2">
            <text:p>Non-payroll staff;</text:p>
            <text:p>Total Contingent labour:</text:p>
            <text:p>Full-time equivalent</text:p>
          </table:table-cell>
          <table:table-cell office:value-type="string" table:style-name="ce2">
            <text:p>Non-payroll staff;</text:p>
            <text:p>Consultancy;</text:p>
            <text:p>Number of Contracts</text:p>
          </table:table-cell>
          <table:table-cell office:value-type="string" table:style-name="ce2">
            <text:p>Grand Total (workforce numbers);</text:p>
            <text:p>Headcount</text:p>
          </table:table-cell>
          <table:table-cell office:value-type="string" table:style-name="ce2">
            <text:p>Grand Total (workforce numbers);</text:p>
            <text:p>Full-time equivalent</text:p>
          </table:table-cell>
          <table:table-cell office:value-type="string" table:style-name="ce2">
            <text:p>Payroll staff costs;</text:p>
            <text:p>Salary</text:p>
          </table:table-cell>
          <table:table-cell office:value-type="string" table:style-name="ce2">
            <text:p>Payroll staff costs;</text:p>
            <text:p>Allowances</text:p>
          </table:table-cell>
          <table:table-cell office:value-type="string" table:style-name="ce2">
            <text:p>Payroll staff costs;</text:p>
            <text:p>Non-consolidated performance payments</text:p>
          </table:table-cell>
          <table:table-cell office:value-type="string" table:style-name="ce2">
            <text:p>Payroll staff costs;</text:p>
            <text:p>Overtime</text:p>
          </table:table-cell>
          <table:table-cell office:value-type="string" table:style-name="ce2">
            <text:p>Payroll staff costs;</text:p>
            <text:p>Employer pension contributions</text:p>
          </table:table-cell>
          <table:table-cell office:value-type="string" table:style-name="ce2">
            <text:p>Payroll staff costs;</text:p>
            <text:p>Employer national insurance contributions</text:p>
          </table:table-cell>
          <table:table-cell office:value-type="string" table:style-name="ce2">
            <text:p>Payroll staff costs;</text:p>
            <text:p>Total paybill</text:p>
          </table:table-cell>
          <table:table-cell office:value-type="string" table:style-name="ce2">
            <text:p>Non-Payroll staff costs;</text:p>
            <text:p>Contingent labour</text:p>
          </table:table-cell>
          <table:table-cell office:value-type="string" table:style-name="ce2">
            <text:p>Non-Payroll staff costs;</text:p>
            <text:p>Consultancy</text:p>
          </table:table-cell>
          <table:table-cell office:value-type="string" table:style-name="ce2">
            <text:p>Non-Payroll staff costs;</text:p>
            <text:p>Total staff costs</text:p>
          </table:table-cell>
          <table:table-cell office:value-type="string" table:style-name="ce2">
            <text:p>Grand Total paybill/staffing (payroll and non-payroll) costs</text:p>
          </table:table-cell>
          <table:table-cell office:value-type="string" table:style-name="ce3">
            <text:p>Comments</text:p>
          </table:table-cell>
          <table:table-cell table:number-columns-repeated="16342" table:style-name="ce4"/>
        </table:table-row>
        <table:table-row table:style-name="ro2">
          <table:table-cell office:value-type="float" office:value="2024" table:style-name="ce5">
            <text:p>2024</text:p>
          </table:table-cell>
          <table:table-cell office:value-type="string" table:style-name="ce5">
            <text:p>January</text:p>
          </table:table-cell>
          <table:table-cell office:value-type="string" table:style-name="ce5">
            <text:p>Home Office (excl agencies)</text:p>
          </table:table-cell>
          <table:table-cell office:value-type="string" table:style-name="ce5">
            <text:p>Ministerial Department</text:p>
          </table:table-cell>
          <table:table-cell office:value-type="string" table:style-name="ce5">
            <text:p>Home Office</text:p>
          </table:table-cell>
          <table:table-cell office:value-type="float" office:value="10291" table:content-validation-name="val2" table:style-name="ce6">
            <text:p>10,291</text:p>
          </table:table-cell>
          <table:table-cell office:value-type="float" office:value="9404.4621193500916" table:content-validation-name="val1" table:style-name="ce7">
            <text:p>9,404.46</text:p>
          </table:table-cell>
          <table:table-cell office:value-type="float" office:value="21098" table:content-validation-name="val2" table:style-name="ce6">
            <text:p>21,098</text:p>
          </table:table-cell>
          <table:table-cell office:value-type="float" office:value="19828.480689335651" table:content-validation-name="val1" table:style-name="ce7">
            <text:p>19,828.48</text:p>
          </table:table-cell>
          <table:table-cell office:value-type="float" office:value="12861" table:content-validation-name="val2" table:style-name="ce6">
            <text:p>12,861</text:p>
          </table:table-cell>
          <table:table-cell office:value-type="float" office:value="12481.907207956589" table:content-validation-name="val1" table:style-name="ce7">
            <text:p>12,481.91</text:p>
          </table:table-cell>
          <table:table-cell office:value-type="float" office:value="4751" table:content-validation-name="val2" table:style-name="ce6">
            <text:p>4,751</text:p>
          </table:table-cell>
          <table:table-cell office:value-type="float" office:value="4654.3713663665048" table:content-validation-name="val1" table:style-name="ce7">
            <text:p>4,654.37</text:p>
          </table:table-cell>
          <table:table-cell office:value-type="float" office:value="355" table:content-validation-name="val2" table:style-name="ce6">
            <text:p>355</text:p>
          </table:table-cell>
          <table:table-cell office:value-type="float" office:value="351.52432432439997" table:content-validation-name="val1" table:style-name="ce7">
            <text:p>351.52</text:p>
          </table:table-cell>
          <table:table-cell office:value-type="float" office:value="150" table:content-validation-name="val2" table:style-name="ce6">
            <text:p>150</text:p>
          </table:table-cell>
          <table:table-cell office:value-type="float" office:value="148.53918918919999" table:content-validation-name="val1" table:style-name="ce7">
            <text:p>148.54</text:p>
          </table:table-cell>
          <table:table-cell office:value-type="float" office:value="49506" table:style-name="ce8">
            <text:p>49,506</text:p>
          </table:table-cell>
          <table:table-cell office:value-type="float" office:value="46869.284896522433" table:style-name="ce9">
            <text:p>46,869.28</text:p>
          </table:table-cell>
          <table:table-cell office:value-type="float" office:value="4491" table:content-validation-name="val4" table:style-name="ce6">
            <text:p>4,491</text:p>
          </table:table-cell>
          <table:table-cell office:value-type="float" office:value="4393.3764602924939" table:content-validation-name="val1" table:style-name="ce7">
            <text:p>4,393.38</text:p>
          </table:table-cell>
          <table:table-cell office:value-type="float" office:value="544" table:content-validation-name="val4" table:style-name="ce6">
            <text:p>544</text:p>
          </table:table-cell>
          <table:table-cell office:value-type="float" office:value="538.74054054049998" table:content-validation-name="val1" table:style-name="ce7">
            <text:p>538.74</text:p>
          </table:table-cell>
          <table:table-cell office:value-type="float" office:value="0" table:content-validation-name="val1" table:style-name="ce6">
            <text:p>0</text:p>
          </table:table-cell>
          <table:table-cell office:value-type="float" office:value="0" table:content-validation-name="val3" table:style-name="ce7">
            <text:p>0.00</text:p>
          </table:table-cell>
          <table:table-cell office:value-type="float" office:value="5035" table:style-name="ce8">
            <text:p>5,035</text:p>
          </table:table-cell>
          <table:table-cell office:value-type="float" office:value="4932.1170008329937" table:style-name="ce9">
            <text:p>4,932.12</text:p>
          </table:table-cell>
          <table:table-cell table:style-name="ce7"/>
          <table:table-cell office:value-type="float" office:value="54541" table:style-name="ce8">
            <text:p>54,541</text:p>
          </table:table-cell>
          <table:table-cell office:value-type="float" office:value="51801.401897355427" table:style-name="ce9">
            <text:p>51,801.40</text:p>
          </table:table-cell>
          <table:table-cell office:value-type="currency" office:value="140681986.76999998" table:content-validation-name="val5" table:style-name="ce10">
            <text:p>£140,681,986.77</text:p>
          </table:table-cell>
          <table:table-cell office:value-type="currency" office:value="13614563.599999998" table:content-validation-name="val5" table:style-name="ce10">
            <text:p>£13,614,563.60</text:p>
          </table:table-cell>
          <table:table-cell office:value-type="currency" office:value="3866537.1500000004" table:content-validation-name="val5" table:style-name="ce10">
            <text:p>£3,866,537.15</text:p>
          </table:table-cell>
          <table:table-cell office:value-type="currency" office:value="2051072.96" table:content-validation-name="val5" table:style-name="ce10">
            <text:p>£2,051,072.96</text:p>
          </table:table-cell>
          <table:table-cell office:value-type="currency" office:value="40452208.460000001" table:content-validation-name="val5" table:style-name="ce10">
            <text:p>£40,452,208.46</text:p>
          </table:table-cell>
          <table:table-cell office:value-type="currency" office:value="16139456.170000004" table:content-validation-name="val5" table:style-name="ce10">
            <text:p>£16,139,456.17</text:p>
          </table:table-cell>
          <table:table-cell office:value-type="currency" office:value="216805825.11000001" table:style-name="ce11">
            <text:p>£216,805,825.11</text:p>
          </table:table-cell>
          <table:table-cell office:value-type="currency" office:value="22941348.170000002" table:content-validation-name="val5" table:style-name="ce10">
            <text:p>£22,941,348.17</text:p>
          </table:table-cell>
          <table:table-cell office:value-type="currency" office:value="20055075.820000008" table:content-validation-name="val5" table:style-name="ce10">
            <text:p>£20,055,075.82</text:p>
          </table:table-cell>
          <table:table-cell office:value-type="currency" office:value="42996423.99000001" table:style-name="ce11">
            <text:p>£42,996,423.99</text:p>
          </table:table-cell>
          <table:table-cell office:value-type="currency" office:value="259802249.10000002" table:style-name="ce12">
            <text:p>£259,802,249.10</text:p>
          </table:table-cell>
          <table:table-cell office:value-type="string" table:style-name="ce13">
            <text:p>Please note that we are unable to provide the data for “Non-payroll staff; Consultancy; Number of Contracts” at this time, as the data we hold doesn’t have the granularity to report to this level. Therefore, this column is left blank.</text:p>
          </table:table-cell>
          <table:table-cell table:number-columns-repeated="16342" table:style-name="ce14"/>
        </table:table-row>
        <table:table-row table:style-name="ro3">
          <table:table-cell office:value-type="float" office:value="2024" table:style-name="ce5">
            <text:p>2024</text:p>
          </table:table-cell>
          <table:table-cell office:value-type="string" table:style-name="ce5">
            <text:p>January</text:p>
          </table:table-cell>
          <table:table-cell office:value-type="string" table:style-name="ce5">
            <text:p>Disclosure and Barring Service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417" table:content-validation-name="val2" table:style-name="ce6">
            <text:p>417</text:p>
          </table:table-cell>
          <table:table-cell office:value-type="float" office:value="314.68" table:content-validation-name="val1" table:style-name="ce7">
            <text:p>314.68</text:p>
          </table:table-cell>
          <table:table-cell office:value-type="float" office:value="328" table:content-validation-name="val2" table:style-name="ce6">
            <text:p>328</text:p>
          </table:table-cell>
          <table:table-cell office:value-type="float" office:value="295.22000000000003" table:content-validation-name="val1" table:style-name="ce7">
            <text:p>295.22</text:p>
          </table:table-cell>
          <table:table-cell office:value-type="float" office:value="480" table:content-validation-name="val2" table:style-name="ce6">
            <text:p>480</text:p>
          </table:table-cell>
          <table:table-cell office:value-type="float" office:value="462.65" table:content-validation-name="val1" table:style-name="ce7">
            <text:p>462.65</text:p>
          </table:table-cell>
          <table:table-cell office:value-type="float" office:value="103" table:content-validation-name="val2" table:style-name="ce6">
            <text:p>103</text:p>
          </table:table-cell>
          <table:table-cell office:value-type="float" office:value="100.35" table:content-validation-name="val1" table:style-name="ce7">
            <text:p>100.35</text:p>
          </table:table-cell>
          <table:table-cell office:value-type="float" office:value="10" table:content-validation-name="val2" table:style-name="ce6">
            <text:p>10</text:p>
          </table:table-cell>
          <table:table-cell office:value-type="float" office:value="10" table:content-validation-name="val1" table:style-name="ce7">
            <text:p>10.00</text:p>
          </table:table-cell>
          <table:table-cell office:value-type="float" office:value="0" table:content-validation-name="val2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1338" table:style-name="ce8">
            <text:p>1,338</text:p>
          </table:table-cell>
          <table:table-cell office:value-type="float" office:value="1182.9000000000001" table:style-name="ce9">
            <text:p>1,182.90</text:p>
          </table:table-cell>
          <table:table-cell office:value-type="float" office:value="0" table:content-validation-name="val4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0" table:content-validation-name="val4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19" table:content-validation-name="val1" table:style-name="ce6">
            <text:p>19</text:p>
          </table:table-cell>
          <table:table-cell office:value-type="float" office:value="19" table:content-validation-name="val3" table:style-name="ce7">
            <text:p>19.00</text:p>
          </table:table-cell>
          <table:table-cell office:value-type="float" office:value="19" table:style-name="ce8">
            <text:p>19</text:p>
          </table:table-cell>
          <table:table-cell office:value-type="float" office:value="19" table:style-name="ce9">
            <text:p>19.00</text:p>
          </table:table-cell>
          <table:table-cell table:style-name="ce7"/>
          <table:table-cell office:value-type="float" office:value="1357" table:style-name="ce8">
            <text:p>1,357</text:p>
          </table:table-cell>
          <table:table-cell office:value-type="float" office:value="1201.9000000000001" table:style-name="ce9">
            <text:p>1,201.90</text:p>
          </table:table-cell>
          <table:table-cell office:value-type="currency" office:value="3334468.9" table:content-validation-name="val5" table:style-name="ce10">
            <text:p>£3,334,468.90</text:p>
          </table:table-cell>
          <table:table-cell office:value-type="currency" office:value="18780.990000000002" table:content-validation-name="val5" table:style-name="ce10">
            <text:p>£18,780.99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81690.649999999994" table:content-validation-name="val5" table:style-name="ce10">
            <text:p>£81,690.65</text:p>
          </table:table-cell>
          <table:table-cell office:value-type="currency" office:value="1070591.5900000001" table:content-validation-name="val5" table:style-name="ce10">
            <text:p>£1,070,591.59</text:p>
          </table:table-cell>
          <table:table-cell office:value-type="currency" office:value="340957.59" table:content-validation-name="val5" table:style-name="ce10">
            <text:p>£340,957.59</text:p>
          </table:table-cell>
          <table:table-cell office:value-type="currency" office:value="4846489.72" table:style-name="ce11">
            <text:p>£4,846,489.72</text:p>
          </table:table-cell>
          <table:table-cell office:value-type="currency" office:value="245178.37" table:content-validation-name="val5" table:style-name="ce10">
            <text:p>£245,178.37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245178.37" table:style-name="ce11">
            <text:p>£245,178.37</text:p>
          </table:table-cell>
          <table:table-cell office:value-type="currency" office:value="5091668.09" table:style-name="ce12">
            <text:p>£5,091,668.09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4" table:style-name="ce5">
            <text:p>2024</text:p>
          </table:table-cell>
          <table:table-cell office:value-type="string" table:style-name="ce5">
            <text:p>January</text:p>
          </table:table-cell>
          <table:table-cell office:value-type="string" table:style-name="ce5">
            <text:p>Independent Office for Police Conduct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155" table:content-validation-name="val2" table:style-name="ce6">
            <text:p>155</text:p>
          </table:table-cell>
          <table:table-cell office:value-type="float" office:value="149.57" table:content-validation-name="val1" table:style-name="ce7">
            <text:p>149.57</text:p>
          </table:table-cell>
          <table:table-cell office:value-type="float" office:value="396" table:content-validation-name="val2" table:style-name="ce6">
            <text:p>396</text:p>
          </table:table-cell>
          <table:table-cell office:value-type="float" office:value="374.52" table:content-validation-name="val1" table:style-name="ce7">
            <text:p>374.52</text:p>
          </table:table-cell>
          <table:table-cell office:value-type="float" office:value="389" table:content-validation-name="val2" table:style-name="ce6">
            <text:p>389</text:p>
          </table:table-cell>
          <table:table-cell office:value-type="float" office:value="381.2" table:content-validation-name="val1" table:style-name="ce7">
            <text:p>381.20</text:p>
          </table:table-cell>
          <table:table-cell office:value-type="float" office:value="41" table:content-validation-name="val2" table:style-name="ce6">
            <text:p>41</text:p>
          </table:table-cell>
          <table:table-cell office:value-type="float" office:value="39.6" table:content-validation-name="val1" table:style-name="ce7">
            <text:p>39.60</text:p>
          </table:table-cell>
          <table:table-cell office:value-type="float" office:value="14" table:content-validation-name="val2" table:style-name="ce6">
            <text:p>14</text:p>
          </table:table-cell>
          <table:table-cell office:value-type="float" office:value="14" table:content-validation-name="val1" table:style-name="ce7">
            <text:p>14.00</text:p>
          </table:table-cell>
          <table:table-cell office:value-type="float" office:value="0" table:content-validation-name="val2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995" table:style-name="ce8">
            <text:p>995</text:p>
          </table:table-cell>
          <table:table-cell office:value-type="float" office:value="958.89" table:style-name="ce9">
            <text:p>958.89</text:p>
          </table:table-cell>
          <table:table-cell office:value-type="float" office:value="0" table:content-validation-name="val4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1" table:content-validation-name="val4" table:style-name="ce6">
            <text:p>1</text:p>
          </table:table-cell>
          <table:table-cell office:value-type="float" office:value="1" table:content-validation-name="val1" table:style-name="ce7">
            <text:p>1.00</text:p>
          </table:table-cell>
          <table:table-cell office:value-type="float" office:value="0" table:content-validation-name="val1" table:style-name="ce6">
            <text:p>0</text:p>
          </table:table-cell>
          <table:table-cell office:value-type="float" office:value="0" table:content-validation-name="val3" table:style-name="ce7">
            <text:p>0.0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9">
            <text:p>1.00</text:p>
          </table:table-cell>
          <table:table-cell table:style-name="ce7"/>
          <table:table-cell office:value-type="float" office:value="996" table:style-name="ce8">
            <text:p>996</text:p>
          </table:table-cell>
          <table:table-cell office:value-type="float" office:value="959.89" table:style-name="ce9">
            <text:p>959.89</text:p>
          </table:table-cell>
          <table:table-cell office:value-type="currency" office:value="3179972" table:content-validation-name="val5" table:style-name="ce10">
            <text:p>£3,179,972.00</text:p>
          </table:table-cell>
          <table:table-cell office:value-type="currency" office:value="116794" table:content-validation-name="val5" table:style-name="ce10">
            <text:p>£116,794.00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5940" table:content-validation-name="val5" table:style-name="ce10">
            <text:p>£5,940.00</text:p>
          </table:table-cell>
          <table:table-cell office:value-type="currency" office:value="891536" table:content-validation-name="val5" table:style-name="ce10">
            <text:p>£891,536.00</text:p>
          </table:table-cell>
          <table:table-cell office:value-type="currency" office:value="367715" table:content-validation-name="val5" table:style-name="ce10">
            <text:p>£367,715.00</text:p>
          </table:table-cell>
          <table:table-cell office:value-type="currency" office:value="4561957" table:style-name="ce11">
            <text:p>£4,561,957.00</text:p>
          </table:table-cell>
          <table:table-cell office:value-type="currency" office:value="2730" table:content-validation-name="val5" table:style-name="ce10">
            <text:p>£2,730.00</text:p>
          </table:table-cell>
          <table:table-cell office:value-type="currency" office:value="39371" table:content-validation-name="val5" table:style-name="ce10">
            <text:p>£39,371.00</text:p>
          </table:table-cell>
          <table:table-cell office:value-type="currency" office:value="42101" table:style-name="ce11">
            <text:p>£42,101.00</text:p>
          </table:table-cell>
          <table:table-cell office:value-type="currency" office:value="4604058" table:style-name="ce12">
            <text:p>£4,604,058.00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4" table:style-name="ce5">
            <text:p>2024</text:p>
          </table:table-cell>
          <table:table-cell office:value-type="string" table:style-name="ce5">
            <text:p>January</text:p>
          </table:table-cell>
          <table:table-cell office:value-type="string" table:style-name="ce5">
            <text:p>Office of the Immigration Services Commissioner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12" table:content-validation-name="val2" table:style-name="ce6">
            <text:p>12</text:p>
          </table:table-cell>
          <table:table-cell office:value-type="float" office:value="9.23" table:content-validation-name="val1" table:style-name="ce7">
            <text:p>9.23</text:p>
          </table:table-cell>
          <table:table-cell office:value-type="float" office:value="9" table:content-validation-name="val2" table:style-name="ce6">
            <text:p>9</text:p>
          </table:table-cell>
          <table:table-cell office:value-type="float" office:value="5" table:content-validation-name="val1" table:style-name="ce7">
            <text:p>5.00</text:p>
          </table:table-cell>
          <table:table-cell office:value-type="float" office:value="37" table:content-validation-name="val2" table:style-name="ce6">
            <text:p>37</text:p>
          </table:table-cell>
          <table:table-cell office:value-type="float" office:value="35.020000000000003" table:content-validation-name="val1" table:style-name="ce7">
            <text:p>35.02</text:p>
          </table:table-cell>
          <table:table-cell office:value-type="float" office:value="5" table:content-validation-name="val2" table:style-name="ce6">
            <text:p>5</text:p>
          </table:table-cell>
          <table:table-cell office:value-type="float" office:value="5" table:content-validation-name="val1" table:style-name="ce7">
            <text:p>5.00</text:p>
          </table:table-cell>
          <table:table-cell office:value-type="float" office:value="3" table:content-validation-name="val2" table:style-name="ce6">
            <text:p>3</text:p>
          </table:table-cell>
          <table:table-cell office:value-type="float" office:value="2.8" table:content-validation-name="val1" table:style-name="ce7">
            <text:p>2.80</text:p>
          </table:table-cell>
          <table:table-cell office:value-type="float" office:value="0" table:content-validation-name="val2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66" table:style-name="ce8">
            <text:p>66</text:p>
          </table:table-cell>
          <table:table-cell office:value-type="float" office:value="57.05" table:style-name="ce9">
            <text:p>57.05</text:p>
          </table:table-cell>
          <table:table-cell office:value-type="float" office:value="0" table:content-validation-name="val4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0" table:content-validation-name="val4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0" table:content-validation-name="val1" table:style-name="ce6">
            <text:p>0</text:p>
          </table:table-cell>
          <table:table-cell office:value-type="float" office:value="0" table:content-validation-name="val3" table:style-name="ce7">
            <text:p>0.0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.00</text:p>
          </table:table-cell>
          <table:table-cell table:style-name="ce7"/>
          <table:table-cell office:value-type="float" office:value="66" table:style-name="ce8">
            <text:p>66</text:p>
          </table:table-cell>
          <table:table-cell office:value-type="float" office:value="57.05" table:style-name="ce9">
            <text:p>57.05</text:p>
          </table:table-cell>
          <table:table-cell office:value-type="currency" office:value="213837.37" table:content-validation-name="val5" table:style-name="ce10">
            <text:p>£213,837.37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1800" table:content-validation-name="val5" table:style-name="ce10">
            <text:p>£1,800.00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57171.8" table:content-validation-name="val5" table:style-name="ce10">
            <text:p>£57,171.80</text:p>
          </table:table-cell>
          <table:table-cell office:value-type="currency" office:value="23238.9" table:content-validation-name="val5" table:style-name="ce10">
            <text:p>£23,238.90</text:p>
          </table:table-cell>
          <table:table-cell office:value-type="currency" office:value="296048.07" table:style-name="ce11">
            <text:p>£296,048.07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296048.07" table:style-name="ce11">
            <text:p>£296,048.07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4" table:style-name="ce5">
            <text:p>2024</text:p>
          </table:table-cell>
          <table:table-cell office:value-type="string" table:style-name="ce5">
            <text:p>January</text:p>
          </table:table-cell>
          <table:table-cell office:value-type="string" table:style-name="ce5">
            <text:p>Security Industry Authority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92" table:content-validation-name="val2" table:style-name="ce6">
            <text:p>92</text:p>
          </table:table-cell>
          <table:table-cell office:value-type="float" office:value="86.56" table:content-validation-name="val1" table:style-name="ce7">
            <text:p>86.56</text:p>
          </table:table-cell>
          <table:table-cell office:value-type="float" office:value="121" table:content-validation-name="val2" table:style-name="ce6">
            <text:p>121</text:p>
          </table:table-cell>
          <table:table-cell office:value-type="float" office:value="118.99" table:content-validation-name="val1" table:style-name="ce7">
            <text:p>118.99</text:p>
          </table:table-cell>
          <table:table-cell office:value-type="float" office:value="100" table:content-validation-name="val2" table:style-name="ce6">
            <text:p>100</text:p>
          </table:table-cell>
          <table:table-cell office:value-type="float" office:value="99.23" table:content-validation-name="val1" table:style-name="ce7">
            <text:p>99.23</text:p>
          </table:table-cell>
          <table:table-cell office:value-type="float" office:value="23" table:content-validation-name="val2" table:style-name="ce6">
            <text:p>23</text:p>
          </table:table-cell>
          <table:table-cell office:value-type="float" office:value="22.4" table:content-validation-name="val1" table:style-name="ce7">
            <text:p>22.40</text:p>
          </table:table-cell>
          <table:table-cell office:value-type="float" office:value="6" table:content-validation-name="val2" table:style-name="ce6">
            <text:p>6</text:p>
          </table:table-cell>
          <table:table-cell office:value-type="float" office:value="6" table:content-validation-name="val1" table:style-name="ce7">
            <text:p>6.00</text:p>
          </table:table-cell>
          <table:table-cell office:value-type="float" office:value="5" table:content-validation-name="val2" table:style-name="ce6">
            <text:p>5</text:p>
          </table:table-cell>
          <table:table-cell office:value-type="float" office:value="0.89" table:content-validation-name="val1" table:style-name="ce7">
            <text:p>0.89</text:p>
          </table:table-cell>
          <table:table-cell office:value-type="float" office:value="347" table:style-name="ce8">
            <text:p>347</text:p>
          </table:table-cell>
          <table:table-cell office:value-type="float" office:value="334.07" table:style-name="ce9">
            <text:p>334.07</text:p>
          </table:table-cell>
          <table:table-cell office:value-type="float" office:value="0" table:content-validation-name="val4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2" table:content-validation-name="val4" table:style-name="ce6">
            <text:p>2</text:p>
          </table:table-cell>
          <table:table-cell office:value-type="float" office:value="2" table:content-validation-name="val1" table:style-name="ce7">
            <text:p>2.00</text:p>
          </table:table-cell>
          <table:table-cell office:value-type="float" office:value="0" table:content-validation-name="val1" table:style-name="ce6">
            <text:p>0</text:p>
          </table:table-cell>
          <table:table-cell office:value-type="float" office:value="0" table:content-validation-name="val3" table:style-name="ce7">
            <text:p>0.00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9">
            <text:p>2.00</text:p>
          </table:table-cell>
          <table:table-cell table:style-name="ce7"/>
          <table:table-cell office:value-type="float" office:value="349" table:style-name="ce8">
            <text:p>349</text:p>
          </table:table-cell>
          <table:table-cell office:value-type="float" office:value="336.07" table:style-name="ce9">
            <text:p>336.07</text:p>
          </table:table-cell>
          <table:table-cell office:value-type="currency" office:value="1100484.8999999999" table:content-validation-name="val5" table:style-name="ce10">
            <text:p>£1,100,484.90</text:p>
          </table:table-cell>
          <table:table-cell office:value-type="currency" office:value="11847.07" table:content-validation-name="val5" table:style-name="ce10">
            <text:p>£11,847.07</text:p>
          </table:table-cell>
          <table:table-cell office:value-type="currency" office:value="1582.5" table:content-validation-name="val5" table:style-name="ce10">
            <text:p>£1,582.50</text:p>
          </table:table-cell>
          <table:table-cell office:value-type="currency" office:value="5416.44" table:content-validation-name="val5" table:style-name="ce10">
            <text:p>£5,416.44</text:p>
          </table:table-cell>
          <table:table-cell office:value-type="currency" office:value="280467.90000000002" table:content-validation-name="val5" table:style-name="ce10">
            <text:p>£280,467.90</text:p>
          </table:table-cell>
          <table:table-cell office:value-type="currency" office:value="118372.48" table:content-validation-name="val5" table:style-name="ce10">
            <text:p>£118,372.48</text:p>
          </table:table-cell>
          <table:table-cell office:value-type="currency" office:value="1518171.29" table:style-name="ce11">
            <text:p>£1,518,171.29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22718" table:content-validation-name="val5" table:style-name="ce10">
            <text:p>£22,718.00</text:p>
          </table:table-cell>
          <table:table-cell office:value-type="currency" office:value="22718" table:style-name="ce11">
            <text:p>£22,718.00</text:p>
          </table:table-cell>
          <table:table-cell office:value-type="currency" office:value="1540889.29" table:style-name="ce12">
            <text:p>£1,540,889.29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4" table:style-name="ce5">
            <text:p>2024</text:p>
          </table:table-cell>
          <table:table-cell office:value-type="string" table:style-name="ce5">
            <text:p>January</text:p>
          </table:table-cell>
          <table:table-cell office:value-type="string" table:style-name="ce5">
            <text:p>Gangmasters &amp; Labour Abuse Authority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4" table:content-validation-name="val2" table:style-name="ce6">
            <text:p>4</text:p>
          </table:table-cell>
          <table:table-cell office:value-type="float" office:value="4" table:content-validation-name="val1" table:style-name="ce7">
            <text:p>4.00</text:p>
          </table:table-cell>
          <table:table-cell office:value-type="float" office:value="8" table:content-validation-name="val2" table:style-name="ce6">
            <text:p>8</text:p>
          </table:table-cell>
          <table:table-cell office:value-type="float" office:value="8" table:content-validation-name="val1" table:style-name="ce7">
            <text:p>8.00</text:p>
          </table:table-cell>
          <table:table-cell office:value-type="float" office:value="85" table:content-validation-name="val2" table:style-name="ce6">
            <text:p>85</text:p>
          </table:table-cell>
          <table:table-cell office:value-type="float" office:value="83.13" table:content-validation-name="val1" table:style-name="ce7">
            <text:p>83.13</text:p>
          </table:table-cell>
          <table:table-cell office:value-type="float" office:value="8" table:content-validation-name="val2" table:style-name="ce6">
            <text:p>8</text:p>
          </table:table-cell>
          <table:table-cell office:value-type="float" office:value="6.81" table:content-validation-name="val1" table:style-name="ce7">
            <text:p>6.81</text:p>
          </table:table-cell>
          <table:table-cell office:value-type="float" office:value="4" table:content-validation-name="val2" table:style-name="ce6">
            <text:p>4</text:p>
          </table:table-cell>
          <table:table-cell office:value-type="float" office:value="4" table:content-validation-name="val1" table:style-name="ce7">
            <text:p>4.00</text:p>
          </table:table-cell>
          <table:table-cell office:value-type="float" office:value="0" table:content-validation-name="val2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109" table:style-name="ce8">
            <text:p>109</text:p>
          </table:table-cell>
          <table:table-cell office:value-type="float" office:value="105.94" table:style-name="ce9">
            <text:p>105.94</text:p>
          </table:table-cell>
          <table:table-cell office:value-type="float" office:value="0" table:content-validation-name="val4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0" table:content-validation-name="val4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0" table:content-validation-name="val1" table:style-name="ce6">
            <text:p>0</text:p>
          </table:table-cell>
          <table:table-cell office:value-type="float" office:value="0" table:content-validation-name="val3" table:style-name="ce7">
            <text:p>0.0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.00</text:p>
          </table:table-cell>
          <table:table-cell table:style-name="ce7"/>
          <table:table-cell office:value-type="float" office:value="109" table:style-name="ce8">
            <text:p>109</text:p>
          </table:table-cell>
          <table:table-cell office:value-type="float" office:value="105.94" table:style-name="ce9">
            <text:p>105.94</text:p>
          </table:table-cell>
          <table:table-cell office:value-type="currency" office:value="320161.96000000002" table:content-validation-name="val5" table:style-name="ce10">
            <text:p>£320,161.96</text:p>
          </table:table-cell>
          <table:table-cell office:value-type="currency" office:value="6446.4" table:content-validation-name="val5" table:style-name="ce10">
            <text:p>£6,446.40</text:p>
          </table:table-cell>
          <table:table-cell office:value-type="currency" office:value="821.85" table:content-validation-name="val5" table:style-name="ce10">
            <text:p>£821.85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85077.909999999916" table:content-validation-name="val5" table:style-name="ce10">
            <text:p>£85,077.91</text:p>
          </table:table-cell>
          <table:table-cell office:value-type="currency" office:value="35536.940000000031" table:content-validation-name="val5" table:style-name="ce10">
            <text:p>£35,536.94</text:p>
          </table:table-cell>
          <table:table-cell office:value-type="currency" office:value="448045.05999999994" table:style-name="ce11">
            <text:p>£448,045.06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448045.05999999994" table:style-name="ce12">
            <text:p>£448,045.06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table:number-columns-repeated="36" table:style-name="ce14"/>
          <table:table-cell table:style-name="ce15"/>
          <table:table-cell table:number-columns-repeated="2" table:style-name="ce14"/>
          <table:table-cell table:number-columns-repeated="2" table:style-name="ce15"/>
          <table:table-cell table:number-columns-repeated="16343" table:style-name="ce14"/>
        </table:table-row>
        <table:table-row table:number-rows-repeated="11" table:style-name="ro3">
          <table:table-cell table:number-columns-repeated="36" table:style-name="ce14"/>
          <table:table-cell table:style-name="ce15"/>
          <table:table-cell table:number-columns-repeated="2" table:style-name="ce14"/>
          <table:table-cell table:number-columns-repeated="2" table:style-name="ce15"/>
          <table:table-cell table:number-columns-repeated="10" table:style-name="ce14"/>
          <table:table-cell table:number-columns-repeated="16333" table:style-name="ce1"/>
        </table:table-row>
        <table:table-row table:style-name="ro3">
          <table:table-cell table:number-columns-repeated="51" table:style-name="ce14"/>
          <table:table-cell table:number-columns-repeated="16333" table:style-name="ce1"/>
        </table:table-row>
        <table:table-row table:number-rows-repeated="104855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 Light" svg:font-family="&quot;Calibri Light&quot;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currency-style style:name="N36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P0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size="11pt" style:font-size-asian="11pt" style:font-size-complex="11pt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731</meta:generator>
    <meta:initial-creator>Raji Mathew John</meta:initial-creator>
    <dc:creator>Raji Mathew John</dc:creator>
    <meta:creation-date>2022-05-25T10:02:41Z</meta:creation-date>
    <dc:date>2024-02-21T10:06:22Z</dc:date>
  </office:meta>
</office:document-meta>
</file>